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b012" officeooo:paragraph-rsid="0007b012"/>
    </style:style>
    <style:style style:name="P2" style:family="paragraph" style:parent-style-name="Standard">
      <style:text-properties officeooo:rsid="00099176" officeooo:paragraph-rsid="00099176"/>
    </style:style>
    <style:style style:name="P3" style:family="paragraph" style:parent-style-name="Standard">
      <style:text-properties officeooo:rsid="000a00ab" officeooo:paragraph-rsid="000a00ab"/>
    </style:style>
    <style:style style:name="P4" style:family="paragraph" style:parent-style-name="Standard">
      <style:text-properties officeooo:rsid="000bc41f" officeooo:paragraph-rsid="000bc41f"/>
    </style:style>
    <style:style style:name="P5" style:family="paragraph" style:parent-style-name="Standard">
      <style:text-properties officeooo:rsid="000cd9bc" officeooo:paragraph-rsid="000cd9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andon Garza </text:p>
      <text:p text:style-name="P1">CPTS 360</text:p>
      <text:p text:style-name="P1">Lab 6 prelab</text:p>
      <text:p text:style-name="P1"/>
      <text:p text:style-name="P1"/>
      <text:p text:style-name="P1">/************************** super.c *************************/</text:p>
      <text:p text:style-name="P1"/>
      <text:p text:style-name="P1">#include &lt;stdio.h&gt;</text:p>
      <text:p text:style-name="P1">#include &lt;stdlib.h&gt;</text:p>
      <text:p text:style-name="P1">#include &lt;fcntl.h&gt;</text:p>
      <text:p text:style-name="P1">#include &lt;ext2fs/ext2_fs.h&gt;</text:p>
      <text:p text:style-name="P1"/>
      <text:p text:style-name="P1">typedef unsigned char <text:s/>u8;</text:p>
      <text:p text:style-name="P1">typedef unsigned short u16;</text:p>
      <text:p text:style-name="P1">typedef unsigned int <text:s text:c="2"/>u32;</text:p>
      <text:p text:style-name="P1"/>
      <text:p text:style-name="P1">// define shorter TYPES, save typing efforts</text:p>
      <text:p text:style-name="P1">typedef struct ext2_group_desc <text:s/>GD;</text:p>
      <text:p text:style-name="P1">typedef struct ext2_super_block SUPER;</text:p>
      <text:p text:style-name="P1">typedef struct ext2_inode <text:s text:c="6"/>INODE;</text:p>
      <text:p text:style-name="P1">typedef struct ext2_dir_entry_2 DIR; <text:s text:c="3"/>// need this for new version of e2fs</text:p>
      <text:p text:style-name="P1"/>
      <text:p text:style-name="P1">GD <text:s text:c="3"/>*gp;</text:p>
      <text:p text:style-name="P1">SUPER *sp;</text:p>
      <text:p text:style-name="P1">INODE *ip;</text:p>
      <text:p text:style-name="P1">DIR <text:s text:c="2"/>*dp; </text:p>
      <text:p text:style-name="P1"/>
      <text:p text:style-name="P1">#define BLKSIZE 1024</text:p>
      <text:p text:style-name="P1"/>
      <text:p text:style-name="P1">/******************* in &lt;ext2fs/ext2_fs.h&gt;*******************************</text:p>
      <text:p text:style-name="P1">struct ext2_super_block {</text:p>
      <text:p text:style-name="P1"><text:s text:c="2"/>u32 <text:s/>s_inodes_count; <text:s text:c="6"/>// total number of inodes</text:p>
      <text:p text:style-name="P1"><text:s text:c="2"/>u32 <text:s/>s_blocks_count; <text:s text:c="6"/>// total number of blocks</text:p>
      <text:p text:style-name="P1"><text:s text:c="2"/>u32 <text:s/>s_r_blocks_count; <text:s text:c="4"/></text:p>
      <text:p text:style-name="P1"><text:s text:c="2"/>u32 <text:s/>s_free_blocks_count; <text:s/>// current number of free blocks</text:p>
      <text:p text:style-name="P1"><text:s text:c="2"/>u32 <text:s/>s_free_inodes_count; <text:s/>// current number of free inodes </text:p>
      <text:p text:style-name="P1"><text:s text:c="2"/>u32 <text:s/>s_first_data_block; <text:s text:c="2"/>// first data block in this group</text:p>
      <text:p text:style-name="P1"><text:s text:c="2"/>u32 <text:s/>s_log_block_size; <text:s text:c="4"/>// 0 for 1KB block size</text:p>
      <text:p text:style-name="P1"><text:s text:c="2"/>u32 <text:s/>s_log_frag_size;</text:p>
      <text:p text:style-name="P1"><text:s text:c="2"/>u32 <text:s/>s_blocks_per_group; <text:s text:c="2"/>// 8192 blocks per group </text:p>
      <text:p text:style-name="P1"><text:s text:c="2"/>u32 <text:s/>s_frags_per_group;</text:p>
      <text:p text:style-name="P1"><text:s text:c="2"/>u32 <text:s/>s_inodes_per_group; <text:s text:c="3"/></text:p>
      <text:p text:style-name="P1"><text:s text:c="2"/>u32 <text:s/>s_mtime;</text:p>
      <text:p text:style-name="P1"><text:s text:c="2"/>u32 <text:s/>s_wtime;</text:p>
      <text:p text:style-name="P1"><text:s text:c="2"/>u16 <text:s/>s_mnt_count; <text:s text:c="9"/>// number of times mounted </text:p>
      <text:p text:style-name="P1"><text:s text:c="2"/>u16 <text:s/>s_max_mnt_count; <text:s text:c="5"/>// mount limit</text:p>
      <text:p text:style-name="P1"><text:s text:c="2"/>u16 <text:s/>s_magic; <text:s text:c="13"/>// 0xEF53</text:p>
      <text:p text:style-name="P1"><text:s text:c="2"/>// A FEW MORE non-essential fields</text:p>
      <text:p text:style-name="P1">};</text:p>
      <text:p text:style-name="P1"><text:soft-page-break/>**********************************************************************/</text:p>
      <text:p text:style-name="P1"/>
      <text:p text:style-name="P1">char buf[BLKSIZE];</text:p>
      <text:p text:style-name="P1">int fd;</text:p>
      <text:p text:style-name="P1"/>
      <text:p text:style-name="P1">int get_block(int fd, int blk, char buf[ ])</text:p>
      <text:p text:style-name="P1">{</text:p>
      <text:p text:style-name="P1"><text:s text:c="2"/>lseek(fd, (long)blk*BLKSIZE, 0);</text:p>
      <text:p text:style-name="P1"><text:s text:c="2"/>read(fd, buf, BLKSIZE);</text:p>
      <text:p text:style-name="P1">}</text:p>
      <text:p text:style-name="P1"/>
      <text:p text:style-name="P1">int super()</text:p>
      <text:p text:style-name="P1">{</text:p>
      <text:p text:style-name="P1"><text:s text:c="2"/>// read SUPER block</text:p>
      <text:p text:style-name="P1"><text:s text:c="2"/>get_block(fd, 1, buf); <text:s/></text:p>
      <text:p text:style-name="P1"><text:s text:c="2"/>sp = (SUPER *)buf;</text:p>
      <text:p text:style-name="P1"/>
      <text:p text:style-name="P1"><text:s text:c="2"/>// check for EXT2 magic number:</text:p>
      <text:p text:style-name="P1"/>
      <text:p text:style-name="P1"><text:s text:c="2"/>printf("s_magic = %x\n", sp-&gt;s_magic);</text:p>
      <text:p text:style-name="P1"><text:s text:c="2"/>if (sp-&gt;s_magic != 0xEF53){</text:p>
      <text:p text:style-name="P1"><text:s text:c="4"/>printf("NOT an EXT2 FS\n");</text:p>
      <text:p text:style-name="P1"><text:s text:c="4"/>exit(1);</text:p>
      <text:p text:style-name="P1"><text:s text:c="2"/>}</text:p>
      <text:p text:style-name="P1"/>
      <text:p text:style-name="P1"><text:s text:c="2"/>printf("EXT2 FS OK\n");</text:p>
      <text:p text:style-name="P1"/>
      <text:p text:style-name="P1"><text:s text:c="2"/>printf("s_inodes_count = %d\n", sp-&gt;s_inodes_count);</text:p>
      <text:p text:style-name="P1"><text:s text:c="2"/>printf("s_blocks_count = %d\n", sp-&gt;s_blocks_count);</text:p>
      <text:p text:style-name="P1"/>
      <text:p text:style-name="P1"><text:s text:c="2"/>printf("s_free_inodes_count = %d\n", sp-&gt;s_free_inodes_count);</text:p>
      <text:p text:style-name="P1"><text:s text:c="2"/>printf("s_free_blocks_count = %d\n", sp-&gt;s_free_blocks_count);</text:p>
      <text:p text:style-name="P1"><text:s text:c="2"/>printf("s_first_data_blcok = %d\n", sp-&gt;s_first_data_block);</text:p>
      <text:p text:style-name="P1"/>
      <text:p text:style-name="P1"><text:s text:c="2"/>printf("s_log_block_size = %d\n", sp-&gt;s_log_block_size);</text:p>
      <text:p text:style-name="P1"><text:s text:c="2"/>printf("s_blocks_per_group = %d\n", sp-&gt;s_blocks_per_group);</text:p>
      <text:p text:style-name="P1"><text:s text:c="2"/>printf("s_inodes_per_group = %d\n", sp-&gt;s_inodes_per_group);</text:p>
      <text:p text:style-name="P1"/>
      <text:p text:style-name="P1"><text:s text:c="2"/>printf("s_mnt_count = %d\n", sp-&gt;s_mnt_count);</text:p>
      <text:p text:style-name="P1"><text:s text:c="2"/>printf("s_max_mnt_count = %d\n", sp-&gt;s_max_mnt_count);</text:p>
      <text:p text:style-name="P1"/>
      <text:p text:style-name="P1"><text:s text:c="2"/>printf("s_magic = %x\n", sp-&gt;s_magic);</text:p>
      <text:p text:style-name="P1"/>
      <text:p text:style-name="P1"><text:s text:c="2"/>printf("s_mtime = %s", ctime(&amp;sp-&gt;s_mtime));</text:p>
      <text:p text:style-name="P1"><text:s text:c="2"/>printf("s_wtime = %s", ctime(&amp;sp-&gt;s_wtime));</text:p>
      <text:p text:style-name="P1">}</text:p>
      <text:p text:style-name="P1"/>
      <text:p text:style-name="P1">char *disk = "mydisk";</text:p>
      <text:p text:style-name="P1"/>
      <text:p text:style-name="P1"><text:soft-page-break/>int main(int argc, char *argv[ ])</text:p>
      <text:p text:style-name="P1">{ </text:p>
      <text:p text:style-name="P1"><text:s text:c="2"/>if (argc &gt; 1)</text:p>
      <text:p text:style-name="P1"><text:s text:c="5"/>disk = argv[1];</text:p>
      <text:p text:style-name="P1"><text:s text:c="2"/>fd = open(disk, O_RDONLY);</text:p>
      <text:p text:style-name="P1"><text:s text:c="2"/>if (fd &lt; 0){</text:p>
      <text:p text:style-name="P1"><text:s text:c="4"/>printf("open failed\n");</text:p>
      <text:p text:style-name="P1"><text:s text:c="4"/>exit(1);</text:p>
      <text:p text:style-name="P1"><text:s text:c="2"/>}</text:p>
      <text:p text:style-name="P1"><text:s text:c="2"/>super();</text:p>
      <text:p text:style-name="P1">}</text:p>
      <text:p text:style-name="P1"/>
      <text:p text:style-name="P1">/***** SAMPLE OUTPUTs of super.c ****************</text:p>
      <text:p text:style-name="P1">s_inodes_count <text:s text:c="16"/>= <text:s text:c="5"/>184</text:p>
      <text:p text:style-name="P1">s_blocks_count <text:s text:c="16"/>= <text:s text:c="4"/>1440</text:p>
      <text:p text:style-name="P1">s_free_inodes_count <text:s text:c="11"/>= <text:s text:c="5"/>174</text:p>
      <text:p text:style-name="P1">s_free_blocks_count <text:s text:c="11"/>= <text:s text:c="4"/>1411</text:p>
      <text:p text:style-name="P1">s_log_block_size <text:s text:c="14"/>= <text:s text:c="7"/>0</text:p>
      <text:p text:style-name="P1">s_blocks_per_group <text:s text:c="12"/>= <text:s text:c="4"/>8192</text:p>
      <text:p text:style-name="P1">s_inodes_per_group <text:s text:c="12"/>= <text:s text:c="5"/>184</text:p>
      <text:p text:style-name="P1">s_mnt_count <text:s text:c="19"/>= <text:s text:c="7"/>1</text:p>
      <text:p text:style-name="P1">s_max_mnt_count <text:s text:c="15"/>= <text:s text:c="6"/>34</text:p>
      <text:p text:style-name="P1">s_magic <text:s text:c="23"/>= <text:s text:c="4"/>ef53</text:p>
      <text:p text:style-name="P1">s_mtime = Mon Feb <text:s/>9 07:08:22 2004</text:p>
      <text:p text:style-name="P1">s_inode_size <text:s text:c="18"/>= <text:s text:c="5"/>128</text:p>
      <text:p text:style-name="P1">************************************************/</text:p>
      <text:p text:style-name="P1"/>
      <text:p text:style-name="P5">******* OUTPUT *******</text:p>
      <text:p text:style-name="P1">s_magic = ef53</text:p>
      <text:p text:style-name="P1">EXT2 FS OK</text:p>
      <text:p text:style-name="P1">s_inodes_count = 184</text:p>
      <text:p text:style-name="P1">s_blocks_count = 1440</text:p>
      <text:p text:style-name="P1">s_free_inodes_count = 165</text:p>
      <text:p text:style-name="P1">s_free_blocks_count = 1389</text:p>
      <text:p text:style-name="P1">s_first_data_blcok = 1</text:p>
      <text:p text:style-name="P1">s_log_block_size = 0</text:p>
      <text:p text:style-name="P1">s_blocks_per_group = 8192</text:p>
      <text:p text:style-name="P1">s_inodes_per_group = 184</text:p>
      <text:p text:style-name="P1">s_mnt_count = 1</text:p>
      <text:p text:style-name="P1">s_max_mnt_count = -1</text:p>
      <text:p text:style-name="P1">s_magic = ef53</text:p>
      <text:p text:style-name="P1">s_mtime = Tue Oct 23 22:58:01 2018</text:p>
      <text:p text:style-name="P1">s_wtime = Tue Oct 23 22:58:01 2018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/************************** gd.c *************************/</text:p>
      <text:p text:style-name="P1"/>
      <text:p text:style-name="P1">#include &lt;stdio.h&gt;</text:p>
      <text:p text:style-name="P1">#include &lt;stdlib.h&gt;</text:p>
      <text:p text:style-name="P1">#include &lt;fcntl.h&gt;</text:p>
      <text:p text:style-name="P1">#include &lt;ext2fs/ext2_fs.h&gt;</text:p>
      <text:p text:style-name="P1"/>
      <text:p text:style-name="P1">typedef unsigned char <text:s/>u8;</text:p>
      <text:p text:style-name="P1">typedef unsigned short u16;</text:p>
      <text:p text:style-name="P1">typedef unsigned int <text:s text:c="2"/>u32;</text:p>
      <text:p text:style-name="P1"/>
      <text:p text:style-name="P1">// define shorter TYPES, save typing efforts</text:p>
      <text:p text:style-name="P1">typedef struct ext2_group_desc <text:s/>GD;</text:p>
      <text:p text:style-name="P1">typedef struct ext2_super_block SUPER;</text:p>
      <text:p text:style-name="P1">typedef struct ext2_inode <text:s text:c="6"/>INODE;</text:p>
      <text:p text:style-name="P1">typedef struct ext2_dir_entry_2 DIR; <text:s text:c="3"/>// need this for new version of e2fs</text:p>
      <text:p text:style-name="P1"/>
      <text:p text:style-name="P1">GD <text:s text:c="3"/>*gp;</text:p>
      <text:p text:style-name="P1">SUPER *sp;</text:p>
      <text:p text:style-name="P1">INODE *ip;</text:p>
      <text:p text:style-name="P1">DIR <text:s text:c="2"/>*dp; </text:p>
      <text:p text:style-name="P1"/>
      <text:p text:style-name="P1">#define BLKSIZE 1024</text:p>
      <text:p text:style-name="P1"/>
      <text:p text:style-name="P1">/****************struct ext2_group_desc********************</text:p>
      <text:p text:style-name="P1">{</text:p>
      <text:p text:style-name="P1"><text:s text:c="2"/>u32 <text:s/>bg_block_bitmap; <text:s text:c="9"/>// Bmap block number</text:p>
      <text:p text:style-name="P1"><text:s text:c="2"/>u32 <text:s/>bg_inode_bitmap; <text:s text:c="9"/>// Imap block number</text:p>
      <text:p text:style-name="P1"><text:s text:c="2"/>u32 <text:s/>bg_inode_table; <text:s text:c="10"/>// Inodes begin block number</text:p>
      <text:p text:style-name="P1"><text:s text:c="2"/>u16 <text:s/>bg_free_blocks_count; <text:s text:c="4"/>// THESE are OBVIOUS</text:p>
      <text:p text:style-name="P1"><text:s text:c="2"/>u16 <text:s/>bg_free_inodes_count;</text:p>
      <text:p text:style-name="P1"><text:s text:c="2"/>u16 <text:s/>bg_used_dirs_count; <text:s text:c="7"/></text:p>
      <text:p text:style-name="P1"/>
      <text:p text:style-name="P1"><text:s text:c="2"/>u16 <text:s/>bg_pad; <text:s text:c="18"/>// ignore these </text:p>
      <text:p text:style-name="P1"><text:s text:c="2"/>u32 <text:s/>bg_reserved[3];</text:p>
      <text:p text:style-name="P1">};</text:p>
      <text:p text:style-name="P1">*************************************************************/</text:p>
      <text:p text:style-name="P1"/>
      <text:p text:style-name="P1">char buf[BLKSIZE];</text:p>
      <text:p text:style-name="P1">int fd;</text:p>
      <text:p text:style-name="P1"/>
      <text:p text:style-name="P1">int get_block(int fd, int blk, char buf[ ])</text:p>
      <text:p text:style-name="P1">{</text:p>
      <text:p text:style-name="P1"><text:s text:c="2"/>lseek(fd, (long)blk*BLKSIZE, 0);</text:p>
      <text:p text:style-name="P1"><text:s text:c="2"/>read(fd, buf, BLKSIZE);</text:p>
      <text:p text:style-name="P1">}</text:p>
      <text:p text:style-name="P1"/>
      <text:p text:style-name="P1">int group_desc()</text:p>
      <text:p text:style-name="P1"><text:soft-page-break/>{</text:p>
      <text:p text:style-name="P1"><text:s text:c="2"/>// read SUPER block</text:p>
      <text:p text:style-name="P1"><text:s text:c="2"/>get_block(fd, 1, buf); <text:s/></text:p>
      <text:p text:style-name="P1"><text:s text:c="2"/>gp = (GD *)buf;</text:p>
      <text:p text:style-name="P1"/>
      <text:p text:style-name="P1"><text:s text:c="2"/>printf("bg_block_bitmap = %d\n", gp-&gt;bg_block_bitmap);</text:p>
      <text:p text:style-name="P1"/>
      <text:p text:style-name="P1"><text:s text:c="2"/>printf("bg_inode_bitmap = %d\n", gp-&gt;bg_inode_bitmap);</text:p>
      <text:p text:style-name="P1"/>
      <text:p text:style-name="P1"><text:s text:c="2"/>printf("bg_inode_table = %d\n", gp-&gt;bg_inode_table);</text:p>
      <text:p text:style-name="P1"/>
      <text:p text:style-name="P1"><text:s text:c="2"/>printf("bg_free_blocks_count = %d\n", gp-&gt;bg_free_blocks_count);</text:p>
      <text:p text:style-name="P1"/>
      <text:p text:style-name="P1"><text:s text:c="2"/>printf("bg_free_inodes_count = %d\n", gp-&gt;bg_free_inodes_count);</text:p>
      <text:p text:style-name="P1"/>
      <text:p text:style-name="P1"><text:s text:c="2"/>printf("bg_used_dirs_count = %d\n", gp-&gt;bg_used_dirs_count);</text:p>
      <text:p text:style-name="P1">}</text:p>
      <text:p text:style-name="P1"/>
      <text:p text:style-name="P1">char *disk = "mydisk";</text:p>
      <text:p text:style-name="P1"/>
      <text:p text:style-name="P1">int main(int argc, char *argv[ ])</text:p>
      <text:p text:style-name="P1">{ </text:p>
      <text:p text:style-name="P1"><text:s text:c="2"/>if (argc &gt; 1)</text:p>
      <text:p text:style-name="P1"><text:s text:c="5"/>disk = argv[1];</text:p>
      <text:p text:style-name="P1"><text:s text:c="2"/>fd = open(disk, O_RDONLY);</text:p>
      <text:p text:style-name="P1"><text:s text:c="2"/>if (fd &lt; 0){</text:p>
      <text:p text:style-name="P1"><text:s text:c="4"/>printf("open failed\n");</text:p>
      <text:p text:style-name="P1"><text:s text:c="4"/>exit(1);</text:p>
      <text:p text:style-name="P1"><text:s text:c="2"/>}</text:p>
      <text:p text:style-name="P1"><text:s text:c="2"/>group_desc();</text:p>
      <text:p text:style-name="P1">}</text:p>
      <text:p text:style-name="P1"/>
      <text:p text:style-name="P5">******* OUTPUT *******</text:p>
      <text:p text:style-name="P1">bg_block_bitmap = 184</text:p>
      <text:p text:style-name="P1">bg_inode_bitmap = 1440</text:p>
      <text:p text:style-name="P1">bg_inode_table = 72</text:p>
      <text:p text:style-name="P1">bg_free_blocks_count = 1389</text:p>
      <text:p text:style-name="P1">bg_free_inodes_count = 0</text:p>
      <text:p text:style-name="P1">bg_used_dirs_count = 16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/************************** imap.c *************************/</text:p>
      <text:p text:style-name="P2"/>
      <text:p text:style-name="P2">#include &lt;stdio.h&gt;</text:p>
      <text:p text:style-name="P2">#include &lt;stdlib.h&gt;</text:p>
      <text:p text:style-name="P2">#include &lt;fcntl.h&gt;</text:p>
      <text:p text:style-name="P2">#include &lt;ext2fs/ext2_fs.h&gt;</text:p>
      <text:p text:style-name="P2"/>
      <text:p text:style-name="P2">// define shorter TYPES, save typing efforts</text:p>
      <text:p text:style-name="P2">typedef struct ext2_group_desc <text:s/>GD;</text:p>
      <text:p text:style-name="P2">typedef struct ext2_super_block SUPER;</text:p>
      <text:p text:style-name="P2">typedef struct ext2_inode <text:s text:c="6"/>INODE;</text:p>
      <text:p text:style-name="P2">typedef struct ext2_dir_entry_2 DIR; <text:s text:c="3"/>// need this for new version of e2fs</text:p>
      <text:p text:style-name="P2"/>
      <text:p text:style-name="P2">#define BLKSIZE 1024</text:p>
      <text:p text:style-name="P2"/>
      <text:p text:style-name="P2">GD <text:s text:c="3"/>*gp;</text:p>
      <text:p text:style-name="P2">SUPER *sp;</text:p>
      <text:p text:style-name="P2">INODE *ip;</text:p>
      <text:p text:style-name="P2">DIR <text:s text:c="2"/>*dp; </text:p>
      <text:p text:style-name="P2"/>
      <text:p text:style-name="P2">char buf[BLKSIZE];</text:p>
      <text:p text:style-name="P2">int fd;</text:p>
      <text:p text:style-name="P2"/>
      <text:p text:style-name="P2">int get_block(int fd, int blk, char buf[ ])</text:p>
      <text:p text:style-name="P2">{</text:p>
      <text:p text:style-name="P2"><text:s text:c="2"/>lseek(fd, (long)blk*BLKSIZE, 0);</text:p>
      <text:p text:style-name="P2"><text:s text:c="3"/>read(fd, buf, BLKSIZE);</text:p>
      <text:p text:style-name="P2">}</text:p>
      <text:p text:style-name="P2"/>
      <text:p text:style-name="P2">int tst_bit(char *buf, int bit)</text:p>
      <text:p text:style-name="P2">{</text:p>
      <text:p text:style-name="P2"><text:s text:c="2"/>int i, j;</text:p>
      <text:p text:style-name="P2"><text:s text:c="2"/>i = bit / 8; <text:s/>j = bit % 8;</text:p>
      <text:p text:style-name="P2"><text:s text:c="2"/>if (buf[i] &amp; (1 &lt;&lt; j))</text:p>
      <text:p text:style-name="P2"><text:s text:c="5"/>return 1;</text:p>
      <text:p text:style-name="P2"><text:s text:c="2"/>return 0;</text:p>
      <text:p text:style-name="P2">}</text:p>
      <text:p text:style-name="P2"/>
      <text:p text:style-name="P2">int imap()</text:p>
      <text:p text:style-name="P2">{</text:p>
      <text:p text:style-name="P2"><text:s text:c="2"/>char buf[BLKSIZE];</text:p>
      <text:p text:style-name="P2"><text:s text:c="2"/>int <text:s/>imap, ninodes;</text:p>
      <text:p text:style-name="P2"><text:s text:c="2"/>int <text:s/>i;</text:p>
      <text:p text:style-name="P2"/>
      <text:p text:style-name="P2"><text:s text:c="2"/>// read SUPER block</text:p>
      <text:p text:style-name="P2"><text:s text:c="2"/>get_block(fd, 1, buf);</text:p>
      <text:p text:style-name="P2"><text:s text:c="2"/>sp = (SUPER *)buf;</text:p>
      <text:p text:style-name="P2"/>
      <text:p text:style-name="P2"><text:soft-page-break/><text:s text:c="2"/>ninodes = sp-&gt;s_inodes_count;</text:p>
      <text:p text:style-name="P2"><text:s text:c="2"/>printf("ninodes = %d\n", ninodes);</text:p>
      <text:p text:style-name="P2"/>
      <text:p text:style-name="P2"><text:s text:c="2"/>// read Group Descriptor 0</text:p>
      <text:p text:style-name="P2"><text:s text:c="2"/>get_block(fd, 2, buf);</text:p>
      <text:p text:style-name="P2"><text:s text:c="2"/>gp = (GD *)buf;</text:p>
      <text:p text:style-name="P2"/>
      <text:p text:style-name="P2"><text:s text:c="2"/>imap = gp-&gt;bg_inode_bitmap;</text:p>
      <text:p text:style-name="P2"><text:s text:c="2"/>printf("bmap = %d\n", imap);</text:p>
      <text:p text:style-name="P2"/>
      <text:p text:style-name="P2"><text:s text:c="2"/>// read inode_bitmap block</text:p>
      <text:p text:style-name="P2"><text:s text:c="2"/>get_block(fd, imap, buf);</text:p>
      <text:p text:style-name="P2"/>
      <text:p text:style-name="P2"><text:s text:c="2"/>for (i=0; i &lt; ninodes; i++){</text:p>
      <text:p text:style-name="P2"><text:s text:c="4"/>(tst_bit(buf, i)) ?<text:tab/>putchar('1') : putchar('0');</text:p>
      <text:p text:style-name="P2"><text:s text:c="4"/>if (i &amp;&amp; (i % 8)==0)</text:p>
      <text:p text:style-name="P2"><text:s text:c="7"/>printf(" ");</text:p>
      <text:p text:style-name="P2"><text:s text:c="2"/>}</text:p>
      <text:p text:style-name="P2"><text:s text:c="2"/>printf("\n");</text:p>
      <text:p text:style-name="P2">}</text:p>
      <text:p text:style-name="P2"/>
      <text:p text:style-name="P2">char *disk = "mydisk";</text:p>
      <text:p text:style-name="P2"/>
      <text:p text:style-name="P2">int main(int argc, char *argv[ ])</text:p>
      <text:p text:style-name="P2">{</text:p>
      <text:p text:style-name="P2"><text:s text:c="2"/>if (argc &gt; 1)</text:p>
      <text:p text:style-name="P2"><text:s text:c="4"/>disk = argv[1];</text:p>
      <text:p text:style-name="P2"/>
      <text:p text:style-name="P2"><text:s text:c="2"/>fd = open(disk, O_RDONLY);</text:p>
      <text:p text:style-name="P2"><text:s text:c="2"/>if (fd &lt; 0){</text:p>
      <text:p text:style-name="P2"><text:s text:c="4"/>printf("open %s failed\n", disk);</text:p>
      <text:p text:style-name="P2"><text:s text:c="4"/>exit(1);</text:p>
      <text:p text:style-name="P2"><text:s text:c="2"/>}</text:p>
      <text:p text:style-name="P2"/>
      <text:p text:style-name="P2"><text:s text:c="2"/>imap();</text:p>
      <text:p text:style-name="P2">}</text:p>
      <text:p text:style-name="P2">/*********************** SAMPLE Imap ***********************************</text:p>
      <text:p text:style-name="P2">11111111 11000000 00000000 00000000 00000000 00000000 00000000 00000000 </text:p>
      <text:p text:style-name="P2">00000000 00000000 00000000 00000000 00000000 00000000 00000000 00000000 </text:p>
      <text:p text:style-name="P2">00000000 00000000 00000000 00000000 00000000 00000000 00000000 11111111 </text:p>
      <text:p text:style-name="P2">***********************************************************************/</text:p>
      <text:p text:style-name="P2"/>
      <text:p text:style-name="P5">******* OUTPUT *******</text:p>
      <text:p text:style-name="P2">111111111 11111111 11000000 00000000 00000000 00000000 00000000 00000000 00000000 00000000 00000000 00000000 00000000 00000000 00000000 00000000 00000000 00000000 00000000 00000000 00000000 00000000 0000000</text:p>
      <text:p text:style-name="P2"/>
      <text:p text:style-name="P2"/>
      <text:p text:style-name="P2"/>
      <text:p text:style-name="P2"><text:soft-page-break/></text:p>
      <text:p text:style-name="P2"/>
      <text:p text:style-name="P3">/************************** bmap.c *************************/</text:p>
      <text:p text:style-name="P3"/>
      <text:p text:style-name="P3">#include &lt;stdio.h&gt;</text:p>
      <text:p text:style-name="P3">#include &lt;stdlib.h&gt;</text:p>
      <text:p text:style-name="P3">#include &lt;fcntl.h&gt;</text:p>
      <text:p text:style-name="P3">#include &lt;ext2fs/ext2_fs.h&gt;</text:p>
      <text:p text:style-name="P3"/>
      <text:p text:style-name="P3">// define shorter TYPES, save typing efforts</text:p>
      <text:p text:style-name="P3">typedef struct ext2_group_desc <text:s/>GD;</text:p>
      <text:p text:style-name="P3">typedef struct ext2_super_block SUPER;</text:p>
      <text:p text:style-name="P3">typedef struct ext2_inode <text:s text:c="6"/>INODE;</text:p>
      <text:p text:style-name="P3">typedef struct ext2_dir_entry_2 DIR; <text:s text:c="3"/>// need this for new version of e2fs</text:p>
      <text:p text:style-name="P3"/>
      <text:p text:style-name="P3">#define BLKSIZE 1024</text:p>
      <text:p text:style-name="P3"/>
      <text:p text:style-name="P3">GD <text:s text:c="3"/>*gp;</text:p>
      <text:p text:style-name="P3">SUPER *sp;</text:p>
      <text:p text:style-name="P3">INODE *ip;</text:p>
      <text:p text:style-name="P3">DIR <text:s text:c="2"/>*dp; </text:p>
      <text:p text:style-name="P3"/>
      <text:p text:style-name="P3">char buf[BLKSIZE];</text:p>
      <text:p text:style-name="P3">int fd;</text:p>
      <text:p text:style-name="P3"/>
      <text:p text:style-name="P3">int get_block(int fd, int blk, char buf[ ])</text:p>
      <text:p text:style-name="P3">{</text:p>
      <text:p text:style-name="P3"><text:s text:c="2"/>lseek(fd, (long)blk*BLKSIZE, 0);</text:p>
      <text:p text:style-name="P3"><text:s text:c="3"/>read(fd, buf, BLKSIZE);</text:p>
      <text:p text:style-name="P3">}</text:p>
      <text:p text:style-name="P3"/>
      <text:p text:style-name="P3">int tst_bit(char *buf, int bit)</text:p>
      <text:p text:style-name="P3">{</text:p>
      <text:p text:style-name="P3"><text:s text:c="2"/>int i, j;</text:p>
      <text:p text:style-name="P3"><text:s text:c="2"/>i = bit / 8; <text:s/>j = bit % 8;</text:p>
      <text:p text:style-name="P3"><text:s text:c="2"/>if (buf[i] &amp; (1 &lt;&lt; j))</text:p>
      <text:p text:style-name="P3"><text:s text:c="5"/>return 1;</text:p>
      <text:p text:style-name="P3"><text:s text:c="2"/>return 0;</text:p>
      <text:p text:style-name="P3">}</text:p>
      <text:p text:style-name="P3"/>
      <text:p text:style-name="P3">int bmap()</text:p>
      <text:p text:style-name="P3">{</text:p>
      <text:p text:style-name="P3"><text:s text:c="2"/>char buf[BLKSIZE];</text:p>
      <text:p text:style-name="P3"><text:s text:c="2"/>int <text:s/>bmap, blocks;</text:p>
      <text:p text:style-name="P3"><text:s text:c="2"/>int <text:s/>i;</text:p>
      <text:p text:style-name="P3"/>
      <text:p text:style-name="P3"><text:s text:c="2"/>// read SUPER block</text:p>
      <text:p text:style-name="P3"><text:s text:c="2"/>get_block(fd, 1, buf);</text:p>
      <text:p text:style-name="P3"><text:s text:c="2"/>sp = (SUPER *)buf;</text:p>
      <text:p text:style-name="P3"><text:soft-page-break/></text:p>
      <text:p text:style-name="P3"><text:s text:c="2"/>blocks = sp-&gt;s_blocks_count;</text:p>
      <text:p text:style-name="P3"><text:s text:c="2"/>printf("nblocks = %d\n", blocks);</text:p>
      <text:p text:style-name="P3"/>
      <text:p text:style-name="P3"><text:s text:c="2"/>// read Group Descriptor 0</text:p>
      <text:p text:style-name="P3"><text:s text:c="2"/>get_block(fd, 2, buf);</text:p>
      <text:p text:style-name="P3"><text:s text:c="2"/>gp = (GD *)buf;</text:p>
      <text:p text:style-name="P3"/>
      <text:p text:style-name="P3"><text:s text:c="2"/>bmap = gp-&gt;bg_block_bitmap;</text:p>
      <text:p text:style-name="P3"><text:s text:c="2"/>printf("bmap = %d\n", bmap);</text:p>
      <text:p text:style-name="P3"/>
      <text:p text:style-name="P3"><text:s text:c="2"/>// read inode_bitmap block</text:p>
      <text:p text:style-name="P3"><text:s text:c="2"/>get_block(fd, bmap, buf);</text:p>
      <text:p text:style-name="P3"/>
      <text:p text:style-name="P3"><text:s text:c="2"/>for (i=0; i &lt; blocks; i++){</text:p>
      <text:p text:style-name="P3"><text:s text:c="4"/>(tst_bit(buf, i)) ?<text:tab/>putchar('1') : putchar('0');</text:p>
      <text:p text:style-name="P3"><text:s text:c="4"/>if (i &amp;&amp; (i % 8)==0)</text:p>
      <text:p text:style-name="P3"><text:s text:c="7"/>printf(" ");</text:p>
      <text:p text:style-name="P3"><text:s text:c="7"/>if (i &amp;&amp;(i % (32) == 0)){</text:p>
      <text:p text:style-name="P3"><text:s text:c="9"/>printf("\n");</text:p>
      <text:p text:style-name="P3"><text:s text:c="7"/>}</text:p>
      <text:p text:style-name="P3"><text:s text:c="2"/>}</text:p>
      <text:p text:style-name="P3"><text:s text:c="2"/>printf("\n");</text:p>
      <text:p text:style-name="P3">}</text:p>
      <text:p text:style-name="P3"/>
      <text:p text:style-name="P3">char *disk = "mydisk";</text:p>
      <text:p text:style-name="P3"/>
      <text:p text:style-name="P3">int main(int argc, char *argv[ ])</text:p>
      <text:p text:style-name="P3">{</text:p>
      <text:p text:style-name="P3"><text:s text:c="2"/>if (argc &gt; 1)</text:p>
      <text:p text:style-name="P3"><text:s text:c="4"/>disk = argv[1];</text:p>
      <text:p text:style-name="P3"/>
      <text:p text:style-name="P3"><text:s text:c="2"/>fd = open(disk, O_RDONLY);</text:p>
      <text:p text:style-name="P3"><text:s text:c="2"/>if (fd &lt; 0){</text:p>
      <text:p text:style-name="P3"><text:s text:c="4"/>printf("open %s failed\n", disk);</text:p>
      <text:p text:style-name="P3"><text:s text:c="4"/>exit(1);</text:p>
      <text:p text:style-name="P3"><text:s text:c="2"/>}</text:p>
      <text:p text:style-name="P3"/>
      <text:p text:style-name="P3"><text:s text:c="2"/>bmap();</text:p>
      <text:p text:style-name="P3">}</text:p>
      <text:p text:style-name="P3"/>
      <text:p text:style-name="P5">******* OUTPUT *******</text:p>
      <text:p text:style-name="P3">nblocks = 1440</text:p>
      <text:p text:style-name="P3">bmap = 8</text:p>
      <text:p text:style-name="P3">111111111 11111111 11111111 11111111 </text:p>
      <text:p text:style-name="P3">11111111 11111110 00000000 00000000 </text:p>
      <text:p text:style-name="P3">00000000 00000000 00000000 00000000 </text:p>
      <text:p text:style-name="P3">00000000 00000000 00000000 00000000 </text:p>
      <text:p text:style-name="P3">00000000 00000000 00000000 00000000 </text:p>
      <text:p text:style-name="P3"><text:soft-page-break/>00000000 00000000 00000000 00000000 </text:p>
      <text:p text:style-name="P3">00000000 00000000 00000000 00000000 </text:p>
      <text:p text:style-name="P3">00000000 00000000 00000000 00000000 </text:p>
      <text:p text:style-name="P3">00000000 00000000 00000000 00000000 </text:p>
      <text:p text:style-name="P3">00000000 00000000 00000000 00000000 </text:p>
      <text:p text:style-name="P3">00000000 00000000 00000000 00000000 </text:p>
      <text:p text:style-name="P3">00000000 00000000 00000000 00000000 </text:p>
      <text:p text:style-name="P3">00000000 00000000 00000000 00000000 </text:p>
      <text:p text:style-name="P3">00000000 00000000 00000000 00000000 </text:p>
      <text:p text:style-name="P3">00000000 00000000 00000000 00000000 </text:p>
      <text:p text:style-name="P3">00000000 00000000 00000000 00000000 </text:p>
      <text:p text:style-name="P3">00000000 00000000 00000000 00000000 </text:p>
      <text:p text:style-name="P3">00000000 00000000 00000000 00000000 </text:p>
      <text:p text:style-name="P3">00000000 00000000 00000000 00000000 </text:p>
      <text:p text:style-name="P3">00000000 00000000 00000000 00000000 </text:p>
      <text:p text:style-name="P3">00000000 00000000 00000000 00000000 </text:p>
      <text:p text:style-name="P3">00000000 00000000 00000000 00000000 </text:p>
      <text:p text:style-name="P3">00000000 00000000 00000000 00000000 </text:p>
      <text:p text:style-name="P3">00000000 00000000 00000000 00000000 </text:p>
      <text:p text:style-name="P3">00000000 00000000 00000000 00000000 </text:p>
      <text:p text:style-name="P3">00000000 00000000 00000000 00000000 </text:p>
      <text:p text:style-name="P3">00000000 00000000 00000000 00000000 </text:p>
      <text:p text:style-name="P3">00000000 00000000 00000000 00000000 </text:p>
      <text:p text:style-name="P3">00000000 00000000 00000000 00000000 </text:p>
      <text:p text:style-name="P3">00000000 00000000 00000000 00000000 </text:p>
      <text:p text:style-name="P3">00000000 00000000 00000000 00000000 </text:p>
      <text:p text:style-name="P3">00000000 00000000 00000000 00000000 </text:p>
      <text:p text:style-name="P3">00000000 00000000 00000000 00000000 </text:p>
      <text:p text:style-name="P3">00000000 00000000 00000000 00000000 </text:p>
      <text:p text:style-name="P3">00000000 00000000 00000000 00000000 </text:p>
      <text:p text:style-name="P3">00000000 00000000 00000000 00000000 </text:p>
      <text:p text:style-name="P3">00000000 00000000 00000000 00000000 </text:p>
      <text:p text:style-name="P3">00000000 00000000 00000000 00000000 </text:p>
      <text:p text:style-name="P3">00000000 00000000 00000000 00000000 </text:p>
      <text:p text:style-name="P3">00000000 00000000 00000000 00000000 </text:p>
      <text:p text:style-name="P3">00000000 00000000 00000000 00000000 </text:p>
      <text:p text:style-name="P3">00000000 00000000 00000000 00000000 </text:p>
      <text:p text:style-name="P3">00000000 00000000 00000000 00000000 </text:p>
      <text:p text:style-name="P3">00000000 00000000 00000000 00000000 </text:p>
      <text:p text:style-name="P3">00000000 00000000 00000000 0001101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4">/************************** inode.c *************************/</text:p>
      <text:p text:style-name="P4"/>
      <text:p text:style-name="P4">#include &lt;stdio.h&gt;</text:p>
      <text:p text:style-name="P4">#include &lt;stdlib.h&gt;</text:p>
      <text:p text:style-name="P4">#include &lt;fcntl.h&gt;</text:p>
      <text:p text:style-name="P4">#include &lt;ext2fs/ext2_fs.h&gt;</text:p>
      <text:p text:style-name="P4"/>
      <text:p text:style-name="P4">#define BLKSIZE 1024</text:p>
      <text:p text:style-name="P4"/>
      <text:p text:style-name="P4">// define shorter TYPES, save typing efforts</text:p>
      <text:p text:style-name="P4">typedef struct ext2_group_desc <text:s/>GD;</text:p>
      <text:p text:style-name="P4">typedef struct ext2_super_block SUPER;</text:p>
      <text:p text:style-name="P4">typedef struct ext2_inode <text:s text:c="6"/>INODE;</text:p>
      <text:p text:style-name="P4">typedef struct ext2_dir_entry_2 DIR; <text:s text:c="3"/>// need this for new version of e2fs</text:p>
      <text:p text:style-name="P4"/>
      <text:p text:style-name="P4">GD <text:s text:c="3"/>*gp;</text:p>
      <text:p text:style-name="P4">SUPER *sp;</text:p>
      <text:p text:style-name="P4">INODE *ip;</text:p>
      <text:p text:style-name="P4">DIR <text:s text:c="2"/>*dp; </text:p>
      <text:p text:style-name="P4"/>
      <text:p text:style-name="P4">int fd;</text:p>
      <text:p text:style-name="P4">int iblock;</text:p>
      <text:p text:style-name="P4"/>
      <text:p text:style-name="P4">int get_block(int fd, int blk, char buf[ ])</text:p>
      <text:p text:style-name="P4">{</text:p>
      <text:p text:style-name="P4"><text:s text:c="2"/>lseek(fd,(long)blk*BLKSIZE, 0);</text:p>
      <text:p text:style-name="P4"><text:s text:c="2"/>read(fd, buf, BLKSIZE);</text:p>
      <text:p text:style-name="P4">}</text:p>
      <text:p text:style-name="P4"/>
      <text:p text:style-name="P4">int inode()</text:p>
      <text:p text:style-name="P4">{</text:p>
      <text:p text:style-name="P4"><text:s text:c="2"/>char buf[BLKSIZE];</text:p>
      <text:p text:style-name="P4"/>
      <text:p text:style-name="P4"><text:s text:c="2"/>// read GD</text:p>
      <text:p text:style-name="P4"><text:s text:c="2"/>get_block(fd, 2, buf);</text:p>
      <text:p text:style-name="P4"><text:s text:c="2"/>gp = (GD *)buf;</text:p>
      <text:p text:style-name="P4"><text:s text:c="2"/></text:p>
      <text:p text:style-name="P4"><text:s text:c="2"/>/****************</text:p>
      <text:p text:style-name="P4"><text:s text:c="2"/>printf("%8d %8d %8d %8d %8d %8d\n",</text:p>
      <text:p text:style-name="P4"><text:tab/> gp-&gt;bg_block_bitmap,</text:p>
      <text:p text:style-name="P4"><text:tab/> gp-&gt;bg_inode_bitmap,</text:p>
      <text:p text:style-name="P4"><text:tab/> gp-&gt;bg_inode_table,</text:p>
      <text:p text:style-name="P4"><text:tab/> gp-&gt;bg_free_blocks_count,</text:p>
      <text:p text:style-name="P4"><text:tab/> gp-&gt;bg_free_inodes_count,</text:p>
      <text:p text:style-name="P4"><text:tab/> gp-&gt;bg_used_dirs_count);</text:p>
      <text:p text:style-name="P4"><text:s text:c="2"/>****************/ </text:p>
      <text:p text:style-name="P4"/>
      <text:p text:style-name="P4"><text:soft-page-break/><text:s text:c="2"/>iblock = gp-&gt;bg_inode_table; <text:s text:c="2"/>// get inode start block#</text:p>
      <text:p text:style-name="P4"><text:s text:c="2"/>printf("inode_block=%d\n", iblock);</text:p>
      <text:p text:style-name="P4"/>
      <text:p text:style-name="P4"><text:s text:c="2"/>// get inode start block <text:s text:c="4"/></text:p>
      <text:p text:style-name="P4"><text:s text:c="2"/>get_block(fd, iblock, buf);</text:p>
      <text:p text:style-name="P4"/>
      <text:p text:style-name="P4"><text:s text:c="2"/>ip = (INODE *)buf + 1; <text:s text:c="8"/>// ip points at 2nd INODE</text:p>
      <text:p text:style-name="P4"><text:s text:c="2"/></text:p>
      <text:p text:style-name="P4"><text:s text:c="2"/>printf("mode=0x%4x\n", ip-&gt;i_mode);</text:p>
      <text:p text:style-name="P4"><text:s text:c="2"/>printf("uid=%d <text:s/>gid=%d\n", ip-&gt;i_uid, ip-&gt;i_gid);</text:p>
      <text:p text:style-name="P4"><text:s text:c="2"/>printf("size=%d\n", ip-&gt;i_size);</text:p>
      <text:p text:style-name="P4"><text:s text:c="2"/>printf("time=%s", ctime(&amp;ip-&gt;i_ctime));</text:p>
      <text:p text:style-name="P4"><text:s text:c="2"/>printf("link=%d\n", ip-&gt;i_links_count);</text:p>
      <text:p text:style-name="P4"><text:s text:c="2"/>printf("i_block[0]=%d\n", ip-&gt;i_block[0]);</text:p>
      <text:p text:style-name="P4"/>
      <text:p text:style-name="P4"><text:s/>/*****************************</text:p>
      <text:p text:style-name="P4"><text:s text:c="2"/>u16 <text:s/>i_mode; <text:s text:c="7"/>// same as st_imode in stat() syscall</text:p>
      <text:p text:style-name="P4"><text:s text:c="2"/>u16 <text:s/>i_uid; <text:s text:c="22"/>// ownerID</text:p>
      <text:p text:style-name="P4"><text:s text:c="2"/>u32 <text:s/>i_size; <text:s text:c="21"/>// file size in bytes</text:p>
      <text:p text:style-name="P4"><text:s text:c="2"/>u32 <text:s/>i_atime; <text:s text:c="20"/>// time fields <text:s/></text:p>
      <text:p text:style-name="P4"><text:s text:c="2"/>u32 <text:s/>i_ctime;</text:p>
      <text:p text:style-name="P4"><text:s text:c="2"/>u32 <text:s/>i_mtime;</text:p>
      <text:p text:style-name="P4"><text:s text:c="2"/>u32 <text:s/>i_dtime;</text:p>
      <text:p text:style-name="P4"><text:s text:c="2"/>u16 <text:s/>i_gid; <text:s text:c="22"/>// groupID</text:p>
      <text:p text:style-name="P4"><text:s text:c="2"/>u16 <text:s/>i_links_count; <text:s text:c="14"/>// link count</text:p>
      <text:p text:style-name="P4"><text:s text:c="2"/>u32 <text:s/>i_blocks; <text:s text:c="19"/>// IGNORE</text:p>
      <text:p text:style-name="P4"><text:s text:c="2"/>u32 <text:s/>i_flags; <text:s text:c="20"/>// IGNORE</text:p>
      <text:p text:style-name="P4"><text:s text:c="2"/>u32 <text:s/>i_reserved1; <text:s text:c="16"/>// IGNORE</text:p>
      <text:p text:style-name="P4"><text:s text:c="2"/>u32 <text:s/>i_block[15]; <text:s text:c="16"/>// IMPORTANT, but later</text:p>
      <text:p text:style-name="P4"><text:s/>***************************/</text:p>
      <text:p text:style-name="P4">}</text:p>
      <text:p text:style-name="P4"/>
      <text:p text:style-name="P4">char *disk = "mydisk";</text:p>
      <text:p text:style-name="P4">int main(int argc, char *argv[])</text:p>
      <text:p text:style-name="P4">{ </text:p>
      <text:p text:style-name="P4"><text:s text:c="2"/>if (argc &gt; 1)</text:p>
      <text:p text:style-name="P4"><text:s text:c="4"/>disk = argv[1];</text:p>
      <text:p text:style-name="P4"/>
      <text:p text:style-name="P4"><text:s text:c="2"/>fd = open(disk, O_RDONLY);</text:p>
      <text:p text:style-name="P4"><text:s text:c="2"/>if (fd &lt; 0){</text:p>
      <text:p text:style-name="P4"><text:s text:c="4"/>printf("open %s failed\n", disk);</text:p>
      <text:p text:style-name="P4"><text:s text:c="4"/>exit(1);</text:p>
      <text:p text:style-name="P4"><text:s text:c="2"/>}</text:p>
      <text:p text:style-name="P4"/>
      <text:p text:style-name="P4"><text:s text:c="2"/>inode();</text:p>
      <text:p text:style-name="P4">}</text:p>
      <text:p text:style-name="P4"/>
      <text:p text:style-name="P4">/***********example output*******************</text:p>
      <text:p text:style-name="P4">inode_block = 10</text:p>
      <text:p text:style-name="P4"><text:soft-page-break/>mode=0x41ed <text:s/></text:p>
      <text:p text:style-name="P4">uid=0 <text:s/></text:p>
      <text:p text:style-name="P4">gid=0</text:p>
      <text:p text:style-name="P4">size=1024</text:p>
      <text:p text:style-name="P4">time=Mon Feb <text:s/>9 07:32:16 2014</text:p>
      <text:p text:style-name="P4">link=3</text:p>
      <text:p text:style-name="P4">i_block[0]=33</text:p>
      <text:p text:style-name="P4">******************************/</text:p>
      <text:p text:style-name="P4"/>
      <text:p text:style-name="P5">******* OUTPUT *******</text:p>
      <text:p text:style-name="P4">inode_block=10</text:p>
      <text:p text:style-name="P4">mode=0x41ed</text:p>
      <text:p text:style-name="P4">uid=0 <text:s/>gid=0</text:p>
      <text:p text:style-name="P4">size=1024</text:p>
      <text:p text:style-name="P4">time=Tue Oct 23 22:58:01 2018</text:p>
      <text:p text:style-name="P4">link=7</text:p>
      <text:p text:style-name="P4">i_block[0]=33</text:p>
      <text:p text:style-name="P4"/>
      <text:p text:style-name="P4"/>
      <text:p text:style-name="P4"/>
      <text:p text:style-name="P4"/>
      <text:p text:style-name="P4"/>
      <text:p text:style-name="P4">/************************** dir.c *************************/</text:p>
      <text:p text:style-name="P4"/>
      <text:p text:style-name="P4">#include &lt;stdio.h&gt;</text:p>
      <text:p text:style-name="P4">#include &lt;stdlib.h&gt;</text:p>
      <text:p text:style-name="P4">#include &lt;fcntl.h&gt;</text:p>
      <text:p text:style-name="P4">#include &lt;string.h&gt;</text:p>
      <text:p text:style-name="P4">#include &lt;ext2fs/ext2_fs.h&gt; </text:p>
      <text:p text:style-name="P4"/>
      <text:p text:style-name="P4">// define shorter TYPES, save typing efforts</text:p>
      <text:p text:style-name="P4">typedef struct ext2_group_desc <text:s/>GD;</text:p>
      <text:p text:style-name="P4">typedef struct ext2_super_block SUPER;</text:p>
      <text:p text:style-name="P4">typedef struct ext2_inode <text:s text:c="6"/>INODE;</text:p>
      <text:p text:style-name="P4">typedef struct ext2_dir_entry_2 DIR; <text:s text:c="3"/>// need this for new version of e2fs</text:p>
      <text:p text:style-name="P4"/>
      <text:p text:style-name="P4">#define BLKSIZE <text:s text:c="2"/>1024</text:p>
      <text:p text:style-name="P4">#define ISIZE <text:s text:c="5"/>128</text:p>
      <text:p text:style-name="P4"/>
      <text:p text:style-name="P4">int get_block(int dev, int blk, char *buf)</text:p>
      <text:p text:style-name="P4">{</text:p>
      <text:p text:style-name="P4"><text:s text:c="3"/>lseek(dev, (long)blk*BLKSIZE, 0);</text:p>
      <text:p text:style-name="P4"><text:s text:c="3"/>read(dev, buf, BLKSIZE);</text:p>
      <text:p text:style-name="P4">}</text:p>
      <text:p text:style-name="P4"/>
      <text:p text:style-name="P4">int fd, dev;</text:p>
      <text:p text:style-name="P4">int bmap, imap, iblk;</text:p>
      <text:p text:style-name="P4"/>
      <text:p text:style-name="P4">INODE inode;</text:p>
      <text:p text:style-name="P4"><text:soft-page-break/></text:p>
      <text:p text:style-name="P4">INODE *getInode(int dev, int ino)</text:p>
      <text:p text:style-name="P4">{</text:p>
      <text:p text:style-name="P4"><text:s text:c="2"/>INODE *ip;</text:p>
      <text:p text:style-name="P4"><text:s text:c="2"/>char ibuf[1024];</text:p>
      <text:p text:style-name="P4"/>
      <text:p text:style-name="P4"><text:s text:c="2"/>int blk = iblk + (ino-1) / ISIZE;</text:p>
      <text:p text:style-name="P4"><text:s text:c="2"/>get_block(dev, blk, ibuf);</text:p>
      <text:p text:style-name="P4"><text:s text:c="2"/>ip = (INODE *)ibuf + (ino-1) % ISIZE;</text:p>
      <text:p text:style-name="P4"/>
      <text:p text:style-name="P4"><text:s text:c="2"/>inode = *ip;</text:p>
      <text:p text:style-name="P4"/>
      <text:p text:style-name="P4"><text:s text:c="2"/>return ip;</text:p>
      <text:p text:style-name="P4">}</text:p>
      <text:p text:style-name="P4"/>
      <text:p text:style-name="P4">char *disk = "mydisk";</text:p>
      <text:p text:style-name="P4"/>
      <text:p text:style-name="P4">int main(int argc, char *argv[ ])</text:p>
      <text:p text:style-name="P4">{</text:p>
      <text:p text:style-name="P4"><text:s text:c="2"/>SUPER *sp;</text:p>
      <text:p text:style-name="P4"><text:s text:c="2"/>GD <text:s text:c="3"/>*gp;</text:p>
      <text:p text:style-name="P4"><text:s text:c="2"/>INODE *ip;</text:p>
      <text:p text:style-name="P4"><text:s text:c="2"/>DIR <text:s text:c="2"/>*dp;</text:p>
      <text:p text:style-name="P4"><text:s text:c="2"/>char <text:s/>*cp;</text:p>
      <text:p text:style-name="P4"><text:s text:c="2"/>char buf[BLKSIZE], temp[256];</text:p>
      <text:p text:style-name="P4"><text:s text:c="2"/>int i;</text:p>
      <text:p text:style-name="P4"><text:s text:c="2"/></text:p>
      <text:p text:style-name="P4"><text:s text:c="2"/>printf("checking EXT2 FS ....");</text:p>
      <text:p text:style-name="P4"><text:s text:c="2"/>if ((fd = open(disk, O_RDWR)) &lt; 0){</text:p>
      <text:p text:style-name="P4"><text:s text:c="4"/>printf("open %s failed\n", disk); <text:s/>exit(1);</text:p>
      <text:p text:style-name="P4"><text:s text:c="2"/>}</text:p>
      <text:p text:style-name="P4"><text:s text:c="2"/>dev = fd;</text:p>
      <text:p text:style-name="P4"/>
      <text:p text:style-name="P4"><text:s text:c="2"/>/********** read super block at 1024 ****************/</text:p>
      <text:p text:style-name="P4"><text:s text:c="2"/>get_block(dev, 1, buf);</text:p>
      <text:p text:style-name="P4"><text:s text:c="2"/>sp = (SUPER *)buf;</text:p>
      <text:p text:style-name="P4"/>
      <text:p text:style-name="P4"><text:s text:c="2"/>/* verify it's an ext2 file system *****************/</text:p>
      <text:p text:style-name="P4"><text:s text:c="2"/>if (sp-&gt;s_magic != 0xEF53){</text:p>
      <text:p text:style-name="P4"><text:s text:c="6"/>printf("magic = %x is not an ext2 filesystem\n", sp-&gt;s_magic);</text:p>
      <text:p text:style-name="P4"><text:s text:c="6"/>exit(1);</text:p>
      <text:p text:style-name="P4"><text:s text:c="2"/>} <text:s text:c="4"/></text:p>
      <text:p text:style-name="P4"><text:s text:c="2"/>printf("OK\n");</text:p>
      <text:p text:style-name="P4"><text:s text:c="2"/></text:p>
      <text:p text:style-name="P4"><text:s text:c="2"/>// read GD block to get GD0</text:p>
      <text:p text:style-name="P4"><text:s text:c="2"/>get_block(dev, 2, buf); </text:p>
      <text:p text:style-name="P4"><text:s text:c="2"/>gp = (GD *)buf;</text:p>
      <text:p text:style-name="P4"/>
      <text:p text:style-name="P4"><text:s text:c="2"/>bmap = gp-&gt;bg_block_bitmap;</text:p>
      <text:p text:style-name="P4"><text:soft-page-break/><text:s text:c="2"/>imap = gp-&gt;bg_inode_bitmap;</text:p>
      <text:p text:style-name="P4"><text:s text:c="2"/>iblk = gp-&gt;bg_inode_table;</text:p>
      <text:p text:style-name="P4"><text:s text:c="2"/>printf("bmp=%d imap=%d iblk = %d\n", bmap, imap, iblk);</text:p>
      <text:p text:style-name="P4"/>
      <text:p text:style-name="P4"><text:s text:c="2"/>ip = getInode(dev, 2);</text:p>
      <text:p text:style-name="P4"><text:s text:c="2"/>printf("imode = %4x\n", ip-&gt;i_mode);</text:p>
      <text:p text:style-name="P4"><text:s text:c="2"/>if ((ip-&gt;i_mode &amp; 0xF000) != 0x4000){</text:p>
      <text:p text:style-name="P4"><text:s text:c="4"/>printf("not a DIR\n");</text:p>
      <text:p text:style-name="P4"><text:s text:c="4"/>exit(1);</text:p>
      <text:p text:style-name="P4"><text:s text:c="2"/>}</text:p>
      <text:p text:style-name="P4"><text:s text:c="2"/>for (i=0; i&lt;12; i++){ // assume: DIRs have at most 12 direct blocks</text:p>
      <text:p text:style-name="P4"><text:s text:c="4"/>if (ip-&gt;i_block[i]==0)</text:p>
      <text:p text:style-name="P4"><text:s text:c="6"/>break;</text:p>
      <text:p text:style-name="P4"><text:s text:c="4"/>printf("i_blokc[%d] = %d\n", i, ip-&gt;i_block[i]);</text:p>
      <text:p text:style-name="P4"><text:s text:c="4"/>get_block(dev, ip-&gt;i_block[i], buf);</text:p>
      <text:p text:style-name="P4"/>
      <text:p text:style-name="P4"><text:s text:c="4"/>cp = buf;</text:p>
      <text:p text:style-name="P4"><text:s text:c="4"/>dp = (DIR *)buf;</text:p>
      <text:p text:style-name="P4"/>
      <text:p text:style-name="P4"><text:s text:c="4"/>while(cp &lt; buf+1024){</text:p>
      <text:p text:style-name="P4"><text:s text:c="7"/>strncpy(temp, dp-&gt;name, dp-&gt;name_len);</text:p>
      <text:p text:style-name="P4"><text:s text:c="7"/>temp[dp-&gt;name_len] = 0;</text:p>
      <text:p text:style-name="P4"><text:s text:c="7"/></text:p>
      <text:p text:style-name="P4"><text:s text:c="7"/>printf("%4d %4d %4d <text:s text:c="2"/>%s\n", dp-&gt;inode, dp-&gt;rec_len, dp-&gt;name_len, temp);</text:p>
      <text:p text:style-name="P4"/>
      <text:p text:style-name="P4"><text:s text:c="7"/>cp += dp-&gt;rec_len;</text:p>
      <text:p text:style-name="P4"><text:s text:c="7"/>dp = (DIR *)cp;</text:p>
      <text:p text:style-name="P4"><text:s text:c="4"/>}</text:p>
      <text:p text:style-name="P4"><text:s text:c="2"/>}</text:p>
      <text:p text:style-name="P4">}</text:p>
      <text:p text:style-name="P4"/>
      <text:p text:style-name="P5">******* OUTPUT *******</text:p>
      <text:p text:style-name="P4">checking EXT2 FS ....OK</text:p>
      <text:p text:style-name="P4">bmp=8 imap=9 iblk = 10</text:p>
      <text:p text:style-name="P4">imode = 41ed</text:p>
      <text:p text:style-name="P4">i_blokc[0] = 33</text:p>
      <text:p text:style-name="P4"><text:s text:c="3"/>2 <text:s text:c="2"/>12 <text:s text:c="3"/>1 <text:s text:c="2"/>.</text:p>
      <text:p text:style-name="P4"><text:s text:c="3"/>2 <text:s text:c="2"/>12 <text:s text:c="3"/>2 <text:s text:c="2"/>..</text:p>
      <text:p text:style-name="P4"><text:s text:c="2"/>11 <text:s text:c="2"/>20 <text:s text:c="2"/>10 <text:s text:c="2"/>lost+found</text:p>
      <text:p text:style-name="P4"><text:s text:c="2"/>12 <text:s text:c="2"/>12 <text:s text:c="3"/>4 <text:s text:c="2"/>dir1</text:p>
      <text:p text:style-name="P4"><text:s text:c="2"/>13 <text:s text:c="2"/>12 <text:s text:c="3"/>4 <text:s text:c="2"/>dir2</text:p>
      <text:p text:style-name="P4"><text:s text:c="2"/>14 <text:s text:c="2"/>12 <text:s text:c="3"/>4 <text:s text:c="2"/>dir3</text:p>
      <text:p text:style-name="P4"><text:s text:c="2"/>15 <text:s text:c="2"/>12 <text:s text:c="3"/>4 <text:s text:c="2"/>dir4</text:p>
      <text:p text:style-name="P4"><text:s text:c="2"/>16 <text:s text:c="2"/>16 <text:s text:c="3"/>5 <text:s text:c="2"/>file1</text:p>
      <text:p text:style-name="P4"><text:s text:c="2"/>17 <text:s text:c="2"/>16 <text:s text:c="3"/>5 <text:s text:c="2"/>file2</text:p>
      <text:p text:style-name="P4"><text:s text:c="2"/>18 <text:s text:c="2"/>16 <text:s text:c="3"/>5 <text:s text:c="2"/>file3</text:p>
      <text:p text:style-name="P4"><text:s text:c="2"/>19 <text:s/>884 <text:s text:c="3"/>5 <text:s text:c="2"/>file4</text:p>
      <text:p text:style-name="P4"/>
      <text:p text:style-name="P4"/>
      <text:p text:style-name="P4"><text:soft-page-break/></text:p>
      <text:p text:style-name="P4"/>
      <text:p text:style-name="P5">/************************** ialloc.c *************************/</text:p>
      <text:p text:style-name="P5"/>
      <text:p text:style-name="P5">#include &lt;stdio.h&gt;</text:p>
      <text:p text:style-name="P5">#include &lt;stdlib.h&gt;</text:p>
      <text:p text:style-name="P5">#include &lt;fcntl.h&gt;</text:p>
      <text:p text:style-name="P5">#include &lt;ext2fs/ext2_fs.h&gt;</text:p>
      <text:p text:style-name="P5"/>
      <text:p text:style-name="P5">// define shorter TYPES, save typing efforts</text:p>
      <text:p text:style-name="P5">typedef struct ext2_group_desc <text:s/>GD;</text:p>
      <text:p text:style-name="P5">typedef struct ext2_super_block SUPER;</text:p>
      <text:p text:style-name="P5">typedef struct ext2_inode <text:s text:c="6"/>INODE;</text:p>
      <text:p text:style-name="P5">typedef struct ext2_dir_entry_2 DIR; <text:s text:c="3"/>// need this for new version of e2fs</text:p>
      <text:p text:style-name="P5"/>
      <text:p text:style-name="P5">#define BLKSIZE 1024s</text:p>
      <text:p text:style-name="P5"/>
      <text:p text:style-name="P5">GD <text:s text:c="3"/>*gp;</text:p>
      <text:p text:style-name="P5">SUPER *sp;</text:p>
      <text:p text:style-name="P5">INODE *ip;</text:p>
      <text:p text:style-name="P5">DIR <text:s text:c="2"/>*dp; </text:p>
      <text:p text:style-name="P5"/>
      <text:p text:style-name="P5">/********** globals *************/</text:p>
      <text:p text:style-name="P5">int fd;</text:p>
      <text:p text:style-name="P5">int imap, bmap; <text:s/>// IMAP and BMAP block number</text:p>
      <text:p text:style-name="P5">int ninodes, nblocks, nfreeInodes, nfreeBlocks;</text:p>
      <text:p text:style-name="P5"/>
      <text:p text:style-name="P5">int get_block(int fd, int blk, char buf[ ])</text:p>
      <text:p text:style-name="P5">{</text:p>
      <text:p text:style-name="P5"><text:s text:c="2"/>lseek(fd, (long)blk*BLKSIZE, 0);</text:p>
      <text:p text:style-name="P5"><text:s text:c="2"/>read(fd, buf, BLKSIZE);</text:p>
      <text:p text:style-name="P5">}</text:p>
      <text:p text:style-name="P5"/>
      <text:p text:style-name="P5">int put_block(int fd, int blk, char buf[ ])</text:p>
      <text:p text:style-name="P5">{</text:p>
      <text:p text:style-name="P5"><text:s text:c="2"/>lseek(fd, (long)blk*BLKSIZE, 0);</text:p>
      <text:p text:style-name="P5"><text:s text:c="2"/>write(fd, buf, BLKSIZE);</text:p>
      <text:p text:style-name="P5">}</text:p>
      <text:p text:style-name="P5"/>
      <text:p text:style-name="P5">int tst_bit(char *buf, int bit)</text:p>
      <text:p text:style-name="P5">{</text:p>
      <text:p text:style-name="P5"><text:s text:c="2"/>int i, j;</text:p>
      <text:p text:style-name="P5"><text:s text:c="2"/>i = bit/8; j=bit%8;</text:p>
      <text:p text:style-name="P5"><text:s text:c="2"/>if (buf[i] &amp; (1 &lt;&lt; j))</text:p>
      <text:p text:style-name="P5"><text:s text:c="5"/>return 1;</text:p>
      <text:p text:style-name="P5"><text:s text:c="2"/>return 0;</text:p>
      <text:p text:style-name="P5">}</text:p>
      <text:p text:style-name="P5"/>
      <text:p text:style-name="P5">int set_bit(char *buf, int bit)</text:p>
      <text:p text:style-name="P5"><text:soft-page-break/>{</text:p>
      <text:p text:style-name="P5"><text:s text:c="2"/>int i, j;</text:p>
      <text:p text:style-name="P5"><text:s text:c="2"/>i = bit/8; j=bit%8;</text:p>
      <text:p text:style-name="P5"><text:s text:c="2"/>buf[i] |= (1 &lt;&lt; j);</text:p>
      <text:p text:style-name="P5">}</text:p>
      <text:p text:style-name="P5"/>
      <text:p text:style-name="P5">int clr_bit(char *buf, int bit)</text:p>
      <text:p text:style-name="P5">{</text:p>
      <text:p text:style-name="P5"><text:s text:c="2"/>int i, j;</text:p>
      <text:p text:style-name="P5"><text:s text:c="2"/>i = bit/8; j=bit%8;</text:p>
      <text:p text:style-name="P5"><text:s text:c="2"/>buf[i] &amp;= ~(1 &lt;&lt; j);</text:p>
      <text:p text:style-name="P5">}</text:p>
      <text:p text:style-name="P5"/>
      <text:p text:style-name="P5">int decFreeInodes(int dev)</text:p>
      <text:p text:style-name="P5">{</text:p>
      <text:p text:style-name="P5"><text:s text:c="2"/>char buf[BLKSIZE];</text:p>
      <text:p text:style-name="P5"/>
      <text:p text:style-name="P5"><text:s text:c="2"/>// dec free inodes count in SUPER and GD</text:p>
      <text:p text:style-name="P5"><text:s text:c="2"/>get_block(dev, 1, buf);</text:p>
      <text:p text:style-name="P5"><text:s text:c="2"/>sp = (SUPER *)buf;</text:p>
      <text:p text:style-name="P5"><text:s text:c="2"/>sp-&gt;s_free_inodes_count--;</text:p>
      <text:p text:style-name="P5"><text:s text:c="2"/>put_block(dev, 1, buf);</text:p>
      <text:p text:style-name="P5"/>
      <text:p text:style-name="P5"><text:s text:c="2"/>get_block(dev, 2, buf);</text:p>
      <text:p text:style-name="P5"><text:s text:c="2"/>gp = (GD *)buf;</text:p>
      <text:p text:style-name="P5"><text:s text:c="2"/>gp-&gt;bg_free_inodes_count--;</text:p>
      <text:p text:style-name="P5"><text:s text:c="2"/>put_block(dev, 2, buf);</text:p>
      <text:p text:style-name="P5">}</text:p>
      <text:p text:style-name="P5"/>
      <text:p text:style-name="P5">int ialloc(int dev)</text:p>
      <text:p text:style-name="P5">{</text:p>
      <text:p text:style-name="P5"><text:s text:c="2"/>int <text:s/>i;</text:p>
      <text:p text:style-name="P5"><text:s text:c="2"/>char buf[BLKSIZE];</text:p>
      <text:p text:style-name="P5"/>
      <text:p text:style-name="P5"><text:s text:c="2"/>// read inode_bitmap block</text:p>
      <text:p text:style-name="P5"><text:s text:c="2"/>get_block(dev, imap, buf);</text:p>
      <text:p text:style-name="P5"/>
      <text:p text:style-name="P5"><text:s text:c="2"/>for (i=0; i &lt; ninodes; i++){</text:p>
      <text:p text:style-name="P5"><text:s text:c="4"/>if (tst_bit(buf, i)==0){</text:p>
      <text:p text:style-name="P5"><text:s text:c="7"/>set_bit(buf,i);</text:p>
      <text:p text:style-name="P5"><text:s text:c="7"/>decFreeInodes(dev);</text:p>
      <text:p text:style-name="P5"/>
      <text:p text:style-name="P5"><text:s text:c="7"/>put_block(dev, imap, buf);</text:p>
      <text:p text:style-name="P5"/>
      <text:p text:style-name="P5"><text:s text:c="7"/>return i+1;</text:p>
      <text:p text:style-name="P5"><text:s text:c="4"/>}</text:p>
      <text:p text:style-name="P5"><text:s text:c="2"/>}</text:p>
      <text:p text:style-name="P5"><text:s text:c="2"/>printf("ialloc(): no more free inodes\n");</text:p>
      <text:p text:style-name="P5"><text:s text:c="2"/>return 0;</text:p>
      <text:p text:style-name="P5"><text:soft-page-break/>}</text:p>
      <text:p text:style-name="P5"/>
      <text:p text:style-name="P5">char *disk = "mydisk";</text:p>
      <text:p text:style-name="P5"/>
      <text:p text:style-name="P5">int main(int argc, char *argv[ ])</text:p>
      <text:p text:style-name="P5">{</text:p>
      <text:p text:style-name="P5"><text:s text:c="2"/>int i, ino;</text:p>
      <text:p text:style-name="P5"><text:s text:c="2"/>char buf[BLKSIZE];</text:p>
      <text:p text:style-name="P5"/>
      <text:p text:style-name="P5"><text:s text:c="2"/>if (argc &gt; 1)</text:p>
      <text:p text:style-name="P5"><text:s text:c="4"/>disk = argv[1];</text:p>
      <text:p text:style-name="P5"/>
      <text:p text:style-name="P5"><text:s text:c="2"/>fd = open(disk, O_RDWR);</text:p>
      <text:p text:style-name="P5"><text:s text:c="2"/>if (fd &lt; 0){</text:p>
      <text:p text:style-name="P5"><text:s text:c="4"/>printf("open %s failed\n", disk);</text:p>
      <text:p text:style-name="P5"><text:s text:c="4"/>exit(1);</text:p>
      <text:p text:style-name="P5"><text:s text:c="2"/>}</text:p>
      <text:p text:style-name="P5"/>
      <text:p text:style-name="P5"><text:s text:c="2"/>// read SUPER block</text:p>
      <text:p text:style-name="P5"><text:s text:c="2"/>get_block(fd, 1, buf);</text:p>
      <text:p text:style-name="P5"><text:s text:c="2"/>sp = (SUPER *)buf;</text:p>
      <text:p text:style-name="P5"/>
      <text:p text:style-name="P5"><text:s text:c="2"/>ninodes = sp-&gt;s_inodes_count;</text:p>
      <text:p text:style-name="P5"><text:s text:c="2"/>nblocks = sp-&gt;s_blocks_count;</text:p>
      <text:p text:style-name="P5"><text:s text:c="2"/>nfreeInodes = sp-&gt;s_free_inodes_count;</text:p>
      <text:p text:style-name="P5"><text:s text:c="2"/>nfreeBlocks = sp-&gt;s_free_blocks_count;</text:p>
      <text:p text:style-name="P5"><text:s text:c="2"/>printf("ninodes=%d nblocks=%d nfreeInodes=%d nfreeBlocks=%d\n", </text:p>
      <text:p text:style-name="P5"><text:tab/> ninodes, nblocks, nfreeInodes, nfreeBlocks);</text:p>
      <text:p text:style-name="P5"/>
      <text:p text:style-name="P5"><text:s text:c="2"/>// read Group Descriptor 0</text:p>
      <text:p text:style-name="P5"><text:s text:c="2"/>get_block(fd, 2, buf);</text:p>
      <text:p text:style-name="P5"><text:s text:c="2"/>gp = (GD *)buf;</text:p>
      <text:p text:style-name="P5"/>
      <text:p text:style-name="P5"><text:s text:c="2"/>imap = gp-&gt;bg_inode_bitmap;</text:p>
      <text:p text:style-name="P5"><text:s text:c="2"/>printf("imap = %d\n", imap);</text:p>
      <text:p text:style-name="P5"><text:s text:c="2"/>getchar();</text:p>
      <text:p text:style-name="P5"/>
      <text:p text:style-name="P5"><text:s text:c="2"/>for (i=0; i &lt; 5; i++){ <text:s/></text:p>
      <text:p text:style-name="P5"><text:s text:c="4"/>ino = ialloc(fd);</text:p>
      <text:p text:style-name="P5"><text:s text:c="4"/>printf("allocated ino = %d\n", ino);</text:p>
      <text:p text:style-name="P5"><text:s text:c="2"/>}</text:p>
      <text:p text:style-name="P5">}</text:p>
      <text:p text:style-name="P5">******* OUTPUT *******</text:p>
      <text:p text:style-name="P5">ninodes=184 nblocks=1440 nfreeInodes=165 nfreeBlocks=1389</text:p>
      <text:p text:style-name="P5">imap = 9</text:p>
      <text:p text:style-name="P5"><text:s text:c="8"/></text:p>
      <text:p text:style-name="P5">allocated ino = 20</text:p>
      <text:p text:style-name="P5">allocated ino = 21</text:p>
      <text:p text:style-name="P5">allocated ino = 22</text:p>
      <text:p text:style-name="P5"><text:soft-page-break/>allocated ino = 23</text:p>
      <text:p text:style-name="P5">allocated ino = 24</text:p>
      <text:p text:style-name="P5">/************************** balloc.c *************************/</text:p>
      <text:p text:style-name="P5"/>
      <text:p text:style-name="P5">#include &lt;stdio.h&gt;</text:p>
      <text:p text:style-name="P5">#include &lt;stdlib.h&gt;</text:p>
      <text:p text:style-name="P5">#include &lt;fcntl.h&gt;</text:p>
      <text:p text:style-name="P5">#include &lt;ext2fs/ext2_fs.h&gt;</text:p>
      <text:p text:style-name="P5"/>
      <text:p text:style-name="P5">// define shorter TYPES, save typing efforts</text:p>
      <text:p text:style-name="P5">typedef struct ext2_group_desc <text:s/>GD;</text:p>
      <text:p text:style-name="P5">typedef struct ext2_super_block SUPER;</text:p>
      <text:p text:style-name="P5">typedef struct ext2_inode <text:s text:c="6"/>INODE;</text:p>
      <text:p text:style-name="P5">typedef struct ext2_dir_entry_2 DIR; <text:s text:c="3"/>// need this for new version of e2fs</text:p>
      <text:p text:style-name="P5"/>
      <text:p text:style-name="P5">#define BLKSIZE 1024</text:p>
      <text:p text:style-name="P5"/>
      <text:p text:style-name="P5">GD <text:s text:c="3"/>*gp;</text:p>
      <text:p text:style-name="P5">SUPER *sp;</text:p>
      <text:p text:style-name="P5">INODE *ip;</text:p>
      <text:p text:style-name="P5">DIR <text:s text:c="2"/>*dp; </text:p>
      <text:p text:style-name="P5"/>
      <text:p text:style-name="P5">/********** globals *************/</text:p>
      <text:p text:style-name="P5">int fd;</text:p>
      <text:p text:style-name="P5">int imap, bmap; <text:s/>// IMAP and BMAP block number</text:p>
      <text:p text:style-name="P5">int ninodes, nblocks, nfreeInodes, nfreeBlocks;</text:p>
      <text:p text:style-name="P5"/>
      <text:p text:style-name="P5">int get_block(int fd, int blk, char buf[ ])</text:p>
      <text:p text:style-name="P5">{</text:p>
      <text:p text:style-name="P5"><text:s text:c="2"/>lseek(fd, (long)blk*BLKSIZE, 0);</text:p>
      <text:p text:style-name="P5"><text:s text:c="2"/>read(fd, buf, BLKSIZE);</text:p>
      <text:p text:style-name="P5">}</text:p>
      <text:p text:style-name="P5">int put_block(int fd, int blk, char buf[ ])</text:p>
      <text:p text:style-name="P5">{</text:p>
      <text:p text:style-name="P5"><text:s text:c="2"/>lseek(fd, (long)blk*BLKSIZE, 0);</text:p>
      <text:p text:style-name="P5"><text:s text:c="2"/>write(fd, buf, BLKSIZE);</text:p>
      <text:p text:style-name="P5">}</text:p>
      <text:p text:style-name="P5"/>
      <text:p text:style-name="P5">int tst_bit(char *buf, int bit)</text:p>
      <text:p text:style-name="P5">{</text:p>
      <text:p text:style-name="P5"><text:s text:c="2"/>int i, j;</text:p>
      <text:p text:style-name="P5"><text:s text:c="2"/>i = bit/8; j=bit%8;</text:p>
      <text:p text:style-name="P5"><text:s text:c="2"/>if (buf[i] &amp; (1 &lt;&lt; j))</text:p>
      <text:p text:style-name="P5"><text:s text:c="5"/>return 1;</text:p>
      <text:p text:style-name="P5"><text:s text:c="2"/>return 0;</text:p>
      <text:p text:style-name="P5">}</text:p>
      <text:p text:style-name="P5"/>
      <text:p text:style-name="P5">int set_bit(char *buf, int bit)</text:p>
      <text:p text:style-name="P5">{</text:p>
      <text:p text:style-name="P5"><text:soft-page-break/><text:s text:c="2"/>int i, j;</text:p>
      <text:p text:style-name="P5"><text:s text:c="2"/>i = bit/8; j=bit%8;</text:p>
      <text:p text:style-name="P5"><text:s text:c="2"/>buf[i] |= (1 &lt;&lt; j);</text:p>
      <text:p text:style-name="P5">}</text:p>
      <text:p text:style-name="P5"/>
      <text:p text:style-name="P5">int clr_bit(char *buf, int bit)</text:p>
      <text:p text:style-name="P5">{</text:p>
      <text:p text:style-name="P5"><text:s text:c="2"/>int i, j;</text:p>
      <text:p text:style-name="P5"><text:s text:c="2"/>i = bit/8; j=bit%8;</text:p>
      <text:p text:style-name="P5"><text:s text:c="2"/>buf[i] &amp;= ~(1 &lt;&lt; j);</text:p>
      <text:p text:style-name="P5">}</text:p>
      <text:p text:style-name="P5"/>
      <text:p text:style-name="P5"/>
      <text:p text:style-name="P5">int decFreeBlocks(int dev)</text:p>
      <text:p text:style-name="P5">{</text:p>
      <text:p text:style-name="P5"><text:tab/>char buf[BLKSIZE];</text:p>
      <text:p text:style-name="P5"/>
      <text:p text:style-name="P5"><text:tab/>get_block(dev, 1, buf);</text:p>
      <text:p text:style-name="P5"><text:tab/>sp = (SUPER *)buf;</text:p>
      <text:p text:style-name="P5"><text:tab/>sp-&gt;s_free_blocks_count--;</text:p>
      <text:p text:style-name="P5"><text:tab/>put_block(dev, 1, buf);</text:p>
      <text:p text:style-name="P5"><text:tab/></text:p>
      <text:p text:style-name="P5"><text:tab/>get_block(dev, 2, buf);</text:p>
      <text:p text:style-name="P5"><text:tab/>gp = (GD *)buf;</text:p>
      <text:p text:style-name="P5"><text:tab/>gp-&gt;bg_free_blocks_count--;</text:p>
      <text:p text:style-name="P5"><text:tab/>put_block(dev, 2, buf);</text:p>
      <text:p text:style-name="P5"/>
      <text:p text:style-name="P5">}</text:p>
      <text:p text:style-name="P5"/>
      <text:p text:style-name="P5">int balloc(int dev){</text:p>
      <text:p text:style-name="P5"/>
      <text:p text:style-name="P5"><text:tab/>char buf[1024];</text:p>
      <text:p text:style-name="P5"><text:tab/>get_block(dev, bmap, buf);</text:p>
      <text:p text:style-name="P5"/>
      <text:p text:style-name="P5"><text:tab/>int i;</text:p>
      <text:p text:style-name="P5"/>
      <text:p text:style-name="P5"><text:tab/>for (i = 0; i &lt; nblocks; i++) {</text:p>
      <text:p text:style-name="P5"><text:tab/><text:tab/>if (tst_bit(buf,i) == 0) {</text:p>
      <text:p text:style-name="P5"><text:tab/><text:tab/><text:tab/>set_bit(buf,i);<text:tab/></text:p>
      <text:p text:style-name="P5"><text:tab/><text:tab/><text:tab/>decFreeBlocks(dev);</text:p>
      <text:p text:style-name="P5"><text:tab/><text:tab/><text:tab/>put_block(dev, bmap, buf);</text:p>
      <text:p text:style-name="P5"/>
      <text:p text:style-name="P5"><text:tab/><text:tab/><text:tab/>return i + 1;</text:p>
      <text:p text:style-name="P5"><text:tab/><text:tab/>}</text:p>
      <text:p text:style-name="P5"><text:tab/>}</text:p>
      <text:p text:style-name="P5"><text:tab/>printf("balloc(): no data blocks left\n");</text:p>
      <text:p text:style-name="P5">}</text:p>
      <text:p text:style-name="P5"/>
      <text:p text:style-name="P5">char *disk = "mydisk";</text:p>
      <text:p text:style-name="P5"><text:soft-page-break/></text:p>
      <text:p text:style-name="P5">main(int argc, char *argv[ ])</text:p>
      <text:p text:style-name="P5">{</text:p>
      <text:p text:style-name="P5"><text:s text:c="2"/>int i, bno;</text:p>
      <text:p text:style-name="P5"><text:s text:c="2"/>char buf[BLKSIZE];</text:p>
      <text:p text:style-name="P5"/>
      <text:p text:style-name="P5"><text:s text:c="2"/>if (argc &gt; 1)</text:p>
      <text:p text:style-name="P5"><text:s text:c="4"/>disk = argv[1];</text:p>
      <text:p text:style-name="P5"/>
      <text:p text:style-name="P5"><text:s text:c="2"/>fd = open(disk, O_RDWR);</text:p>
      <text:p text:style-name="P5"><text:s text:c="2"/>if (fd &lt; 0){</text:p>
      <text:p text:style-name="P5"><text:s text:c="4"/>printf("open %s failed\n", disk);</text:p>
      <text:p text:style-name="P5"><text:s text:c="4"/>exit(1);</text:p>
      <text:p text:style-name="P5"><text:s text:c="2"/>}</text:p>
      <text:p text:style-name="P5"/>
      <text:p text:style-name="P5"><text:s text:c="2"/>// read SUPER block</text:p>
      <text:p text:style-name="P5"><text:s text:c="2"/>get_block(fd, 1, buf);</text:p>
      <text:p text:style-name="P5"><text:s text:c="2"/>sp = (SUPER *)buf;</text:p>
      <text:p text:style-name="P5"/>
      <text:p text:style-name="P5"><text:s text:c="2"/>ninodes = sp-&gt;s_inodes_count;</text:p>
      <text:p text:style-name="P5"><text:s text:c="2"/>nblocks = sp-&gt;s_blocks_count;</text:p>
      <text:p text:style-name="P5"><text:s text:c="2"/>nfreeInodes = sp-&gt;s_free_inodes_count;</text:p>
      <text:p text:style-name="P5"><text:s text:c="2"/>nfreeBlocks = sp-&gt;s_free_blocks_count;</text:p>
      <text:p text:style-name="P5"><text:s text:c="2"/>printf("ninodes=%d nblocks=%d nfreeInodes=%d nfreeBlocks=%d\n", </text:p>
      <text:p text:style-name="P5"><text:tab/> ninodes, nblocks, nfreeInodes, nfreeBlocks);</text:p>
      <text:p text:style-name="P5"/>
      <text:p text:style-name="P5"><text:s text:c="2"/>// read Group Descriptor 0</text:p>
      <text:p text:style-name="P5"><text:s text:c="2"/>get_block(fd, 2, buf);</text:p>
      <text:p text:style-name="P5"><text:s text:c="2"/>gp = (GD *)buf;</text:p>
      <text:p text:style-name="P5"/>
      <text:p text:style-name="P5"><text:s text:c="2"/>bmap = gp-&gt;bg_block_bitmap;</text:p>
      <text:p text:style-name="P5"><text:s text:c="2"/>printf("bmap = %d\n", bmap);</text:p>
      <text:p text:style-name="P5"><text:s text:c="2"/>printf("Press any key...");</text:p>
      <text:p text:style-name="P5"><text:s text:c="2"/>getchar();</text:p>
      <text:p text:style-name="P5"/>
      <text:p text:style-name="P5"><text:s text:c="2"/>for (i=0; i &lt; 5; i++){ <text:s/></text:p>
      <text:p text:style-name="P5"><text:s text:c="4"/>bno = balloc(fd);</text:p>
      <text:p text:style-name="P5"><text:s text:c="4"/>printf("allocated bno = %d\n", bno);</text:p>
      <text:p text:style-name="P5"><text:s text:c="2"/>}</text:p>
      <text:p text:style-name="P5">}</text:p>
      <text:p text:style-name="P5"/>
      <text:p text:style-name="P5">******* OUTPUT *******</text:p>
      <text:p text:style-name="P5">ninodes=184 nblocks=1440 nfreeInodes=160 nfreeBlocks=1389</text:p>
      <text:p text:style-name="P5">bmap = 8</text:p>
      <text:p text:style-name="P5">Press any key...</text:p>
      <text:p text:style-name="P5">allocated bno = 49</text:p>
      <text:p text:style-name="P5">allocated bno = 50</text:p>
      <text:p text:style-name="P5">allocated bno = 51</text:p>
      <text:p text:style-name="P5">allocated bno = 52</text:p>
      <text:p text:style-name="P5"><text:soft-page-break/>allocated bno = 5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23:35:38.521840022</meta:creation-date>
    <dc:date>2018-10-25T09:34:04.972212303</dc:date>
    <meta:editing-duration>PT9H58M26S</meta:editing-duration>
    <meta:editing-cycles>5</meta:editing-cycles>
    <meta:generator>LibreOffice/5.1.6.2$Linux_x86 LibreOffice_project/10m0$Build-2</meta:generator>
    <meta:document-statistic meta:table-count="0" meta:image-count="0" meta:object-count="0" meta:page-count="22" meta:paragraph-count="812" meta:word-count="2704" meta:character-count="20793" meta:non-whitespace-character-count="17013"/>
  </office:meta>
</office:document-meta>
</file>